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18/settings.xml"/>
  <manifest:file-entry manifest:media-type="application/xml" manifest:full-path="Formula-18/content.xml"/>
  <manifest:file-entry manifest:media-type="application/xml" manifest:full-path="Formula-16/settings.xml"/>
  <manifest:file-entry manifest:media-type="application/xml" manifest:full-path="Formula-16/content.xml"/>
  <manifest:file-entry manifest:media-type="application/xml" manifest:full-path="Formula-14/settings.xml"/>
  <manifest:file-entry manifest:media-type="application/xml" manifest:full-path="Formula-14/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18/"/>
  <manifest:file-entry manifest:media-type="application/vnd.oasis.opendocument.formula" manifest:full-path="Formula-18/"/>
  <manifest:file-entry manifest:media-type="application/vnd.oasis.opendocument.formula" manifest:full-path="Formula-16/"/>
  <manifest:file-entry manifest:media-type="application/vnd.oasis.opendocument.formula" manifest:full-path="Formula-16/"/>
  <manifest:file-entry manifest:media-type="application/vnd.oasis.opendocument.formula" manifest:full-path="Formula-14/"/>
  <manifest:file-entry manifest:media-type="application/vnd.oasis.opendocument.formula" manifest:full-path="Formula-14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</office:automatic-styles>
  <office:body>
    <office:text>
      <text:p text:style-name="Title">I. E. Pedacito de Cielo, La Tebaida, Quindío</text:p>
      <text:p text:style-name="Author">Simulacro Matemáticas Saber ICFES</text:p>
      <text:p text:style-name="Date">Probabilidad y Estadística - Porcentajes</text:p>
      <text:h text:style-name="Heading_20_1" text:outline-level="1"><text:bookmark-start text:name="section"/>.<text:bookmark-end text:name="section"/></text:h>
      <text:list text:style-name="L1">
        <text:list-item>
          <text:p text:style-name="P1"><text:span text:style-name="T1">Escenario</text:span><text:line-break/>Lina María recibe un listado con las edades de algunos estudiantes de su colegio y calcula que el promedio de edad es de 42 años. Cuando Lina María vuelve a revisar el listado, encuentra que borró la información de dos estudiantes: Camila y Fernanda.</text:p>
          <text:p text:style-name="P1">Estudiante</text:p>
          <text:p text:style-name="P1">Edad</text:p>
          <text:p text:style-name="P1">Camila</text:p>
          <text:p text:style-name="P1">##ANSWER1##</text:p>
          <text:p text:style-name="P1">Fernanda</text:p>
          <text:p text:style-name="P1">##ANSWER1##</text:p>
          <text:p text:style-name="P1">Daniel</text:p>
          <text:p text:style-name="P1">32</text:p>
          <text:p text:style-name="P1">Diego</text:p>
          <text:p text:style-name="P1">29</text:p>
          <text:p text:style-name="P1">Pedro</text:p>
          <text:p text:style-name="P1">43</text:p>
          <text:p text:style-name="P1">Valeria</text:p>
          <text:p text:style-name="P1">52</text:p>
          <text:p text:style-name="P1">José Álvaro</text:p>
          <text:p text:style-name="P1">55</text:p>
          <text:p text:style-name="P1">Eugenia</text:p>
          <text:p text:style-name="P1">48</text:p>
          <text:p text:style-name="P1">Cristian</text:p>
          <text:p text:style-name="P1">45</text:p>
          <text:p text:style-name="P1">Antonio</text:p>
          <text:p text:style-name="P1">33</text:p>
          <text:p text:style-name="P1">Micaela</text:p>
          <text:p text:style-name="P1">42</text:p>
          <text:p text:style-name="P1">Luciana</text:p>
          <text:p text:style-name="P1">38</text:p>
          <text:p text:style-name="P1">Manuel Evelio</text:p>
          <text:p text:style-name="P1">37</text:p>
          <text:p text:style-name="P1">Álvaro</text:p>
          <text:p text:style-name="P1">44</text:p>
          <text:p text:style-name="P1">María José</text:p>
          <text:p text:style-name="P1">35</text:p>
          <text:p text:style-name="P1">Martha Lucía</text:p>
          <text:p text:style-name="P1">28</text:p>
          <text:p text:style-name="P1">Miguel</text:p>
          <text:p text:style-name="P1">50</text:p>
          <text:p text:style-name="P1">Sara</text:p>
          <text:p text:style-name="P1">51</text:p>
          <text:p text:style-name="P1">Si se sabe que Camila y Fernanda tienen la misma edad, ¿cuántos años tiene cada uno de ellos?</text:p>
          <text:list>
            <text:list-item>
      </text:list-item>
          </text:list>
          <text:p text:style-name="P1"><text:span text:style-name="T1">Solución</text:span><text:line-break/>Camila y Fernanda tienen, cada uno, 47 años. ¿De dónde salió esto?</text:p>
          <text:p text:style-name="P1">¡Hagamos esto juntos!</text:p>
          <text:p text:style-name="P1">Primero, entendamos la situación:</text:p>
          <text:p text:style-name="P1">Lina María tiene las edades de 18 estudiantes y sabe que el promedio es 42 años. El promedio es simplemente la suma de todas las edades dividida por 18 (ya que son 18 estudiantes).</text:p>
          <text:p text:style-name="P1">Para entender esto mejor, imaginemos que cada estudiante lleva un número de manzanas igual a su edad. Si sumamos todas las manzanas y las dividimos entre los 18 estudiantes, cada uno tendría un promedio de 42 manzanas.</text:p>
          <text:p text:style-name="P1">Ahora, ya sabemos la edad de 16 estudiantes:<text:line-break/>Daniel(32), Diego(29), Pedro(43), Valeria(52), José Álvaro(55), Eugenia(48), Cristian(45), Antonio(33), Micaela(42), Luciana(38), Manuel Evelio(37), Álvaro(44), María José(35), Martha Lucía(28), Miguel(50), Sara(51)</text:p>
          <text:p text:style-name="P1"><draw:frame draw:style-name="fr2" text:anchor-type="paragraph"><draw:object xlink:href="Formula-0/" xlink:type="simple" xlink:show="embed" xlink:actuate="onLoad"/></draw:frame></text:p>
          <text:p text:style-name="P1">Para encontrar la edad total de los 18 estudiantes juntos, multiplicamos el promedio (42 años) por 18 (número de estudiantes):</text:p>
          <text:p text:style-name="P1"><draw:frame draw:style-name="fr2" text:anchor-type="paragraph"><draw:object xlink:href="Formula-2/" xlink:type="simple" xlink:show="embed" xlink:actuate="onLoad"/></draw:frame></text:p>
          <text:p text:style-name="P1">Para saber las edades de Camila y Fernanda, hallamos la diferencia entre ‘Edades todos’ y ‘Edades conocidas’:</text:p>
          <text:p text:style-name="P1"><draw:frame draw:style-name="fr2" text:anchor-type="paragraph"><draw:object xlink:href="Formula-4/" xlink:type="simple" xlink:show="embed" xlink:actuate="onLoad"/></draw:frame></text:p>
          <text:p text:style-name="P1">Sabemos que Camila y Fernanda tienen la misma edad, entonces dividimos 94 entre 2:</text:p>
          <text:p text:style-name="P1"><draw:frame draw:style-name="fr2" text:anchor-type="paragraph"><draw:object xlink:href="Formula-6/" xlink:type="simple" xlink:show="embed" xlink:actuate="onLoad"/></draw:frame></text:p>
          <text:p text:style-name="P1">Por tanto,</text:p>
          <text:p text:style-name="P1"><draw:frame draw:style-name="fr2" text:anchor-type="paragraph"><draw:object xlink:href="Formula-8/" xlink:type="simple" xlink:show="embed" xlink:actuate="onLoad"/></draw:frame></text:p>
        </text:list-item>
        <text:list-item>
          <text:p text:style-name="P1"><text:span text:style-name="T1">Escenario</text:span><text:line-break/>Carlos Eduardo recibe un listado con las edades de algunos estudiantes de su colegio y calcula que el promedio de edad es de 40 años. Cuando Carlos Eduardo vuelve a revisar el listado, encuentra que borró la información de dos estudiantes: Violeta y Pedro.</text:p>
          <text:p text:style-name="P1">Estudiante</text:p>
          <text:p text:style-name="P1">Edad</text:p>
          <text:p text:style-name="P1">Violeta</text:p>
          <text:p text:style-name="P1">##ANSWER1##</text:p>
          <text:p text:style-name="P1">Pedro</text:p>
          <text:p text:style-name="P1">##ANSWER1##</text:p>
          <text:p text:style-name="P1">Catalina</text:p>
          <text:p text:style-name="P1">26</text:p>
          <text:p text:style-name="P1">Sara</text:p>
          <text:p text:style-name="P1">49</text:p>
          <text:p text:style-name="P1">Manuel Evelio</text:p>
          <text:p text:style-name="P1">28</text:p>
          <text:p text:style-name="P1">Cristian</text:p>
          <text:p text:style-name="P1">54</text:p>
          <text:p text:style-name="P1">Sebastián</text:p>
          <text:p text:style-name="P1">42</text:p>
          <text:p text:style-name="P1">Luisa</text:p>
          <text:p text:style-name="P1">39</text:p>
          <text:p text:style-name="P1">Bautista</text:p>
          <text:p text:style-name="P1">31</text:p>
          <text:p text:style-name="P1">Martha Lucía</text:p>
          <text:p text:style-name="P1">33</text:p>
          <text:p text:style-name="P1">Camila</text:p>
          <text:p text:style-name="P1">35</text:p>
          <text:p text:style-name="P1">Valentín</text:p>
          <text:p text:style-name="P1">55</text:p>
          <text:p text:style-name="P1">Daniela</text:p>
          <text:p text:style-name="P1">46</text:p>
          <text:p text:style-name="P1">Si se sabe que Violeta y Pedro tienen la misma edad, ¿cuántos años tiene cada uno de ellos?</text:p>
          <text:list>
            <text:list-item>
      </text:list-item>
          </text:list>
          <text:p text:style-name="P1"><text:span text:style-name="T1">Solución</text:span><text:line-break/>Violeta y Pedro tienen, cada uno, 41 años. ¿De dónde salió esto?</text:p>
          <text:p text:style-name="P1">¡Hagamos esto juntos!</text:p>
          <text:p text:style-name="P1">Primero, entendamos la situación:</text:p>
          <text:p text:style-name="P1">Carlos Eduardo tiene las edades de 13 estudiantes y sabe que el promedio es 40 años. El promedio es simplemente la suma de todas las edades dividida por 13 (ya que son 13 estudiantes).</text:p>
          <text:p text:style-name="P1">Para entender esto mejor, imaginemos que cada estudiante lleva un número de manzanas igual a su edad. Si sumamos todas las manzanas y las dividimos entre los 13 estudiantes, cada uno tendría un promedio de 40 manzanas.</text:p>
          <text:p text:style-name="P1">Ahora, ya sabemos la edad de 11 estudiantes:<text:line-break/>Catalina(26), Sara(49), Manuel Evelio(28), Cristian(54), Sebastián(42), Luisa(39), Bautista(31), Martha Lucía(33), Camila(35), Valentín(55), Daniela(46)</text:p>
          <text:p text:style-name="P1"><draw:frame draw:style-name="fr2" text:anchor-type="paragraph"><draw:object xlink:href="Formula-10/" xlink:type="simple" xlink:show="embed" xlink:actuate="onLoad"/></draw:frame></text:p>
          <text:p text:style-name="P1">Para encontrar la edad total de los 13 estudiantes juntos, multiplicamos el promedio (40 años) por 13 (número de estudiantes):</text:p>
          <text:p text:style-name="P1"><draw:frame draw:style-name="fr2" text:anchor-type="paragraph"><draw:object xlink:href="Formula-12/" xlink:type="simple" xlink:show="embed" xlink:actuate="onLoad"/></draw:frame></text:p>
          <text:p text:style-name="P1">Para saber las edades de Violeta y Pedro, hallamos la diferencia entre ‘Edades todos’ y ‘Edades conocidas’:</text:p>
          <text:p text:style-name="P1"><draw:frame draw:style-name="fr2" text:anchor-type="paragraph"><draw:object xlink:href="Formula-14/" xlink:type="simple" xlink:show="embed" xlink:actuate="onLoad"/></draw:frame></text:p>
          <text:p text:style-name="P1">Sabemos que Violeta y Pedro tienen la misma edad, entonces dividimos 82 entre 2:</text:p>
          <text:p text:style-name="P1"><draw:frame draw:style-name="fr2" text:anchor-type="paragraph"><draw:object xlink:href="Formula-16/" xlink:type="simple" xlink:show="embed" xlink:actuate="onLoad"/></draw:frame></text:p>
          <text:p text:style-name="P1">Por tanto,</text:p>
          <text:p text:style-name="P1"><draw:frame draw:style-name="fr2" text:anchor-type="paragraph"><draw:object xlink:href="Formula-18/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I. E. Pedacito de Cielo, La Tebaida, Quindío</dc:title>
    <dc:description/>
    <dc:subject/>
    <meta:keyword/>
    <meta:initial-creator>Simulacro Matemáticas Saber ICFES</meta:initial-creator>
    <dc:creator>Simulacro Matemáticas Saber ICFES</dc:creator>
    <meta:creation-date>2025-02-20T17:49:43Z</meta:creation-date>
    <dc:date>2025-02-20T17:49:43Z</dc:date>
    <meta:user-defined meta:name="date" meta:value-type="string">Probabilidad y Estadística - Porcentajes</meta:user-defined>
  </office:meta>
</office:document-meta>
</file>

<file path=Formula-0/content.xml><?xml version="1.0" encoding="utf-8"?>
<math xmlns="http://www.w3.org/1998/Math/MathML" display="block">
  <mtable>
    <mtr>
      <mtd columnalign="right" style="text-align: right">
        <mtext mathvariant="normal">Edades conocidas</mtext>
      </mtd>
      <mtd columnalign="left" style="text-align: left">
        <mo>=</mo>
        <mspace width="2.0em"/>
        <mrow>
          <mn>32</mn>
          <mo>+</mo>
          <mn>29</mn>
          <mo>+</mo>
          <mn>43</mn>
          <mo>+</mo>
          <mn>52</mn>
          <mo>+</mo>
          <mn>55</mn>
          <mo>+</mo>
          <mn>48</mn>
          <mo>+</mo>
          <mn>45</mn>
          <mo>+</mo>
          <mn>33</mn>
          <mo>+</mo>
          <mn>42</mn>
          <mo>+</mo>
          <mn>38</mn>
          <mo>+</mo>
          <mn>37</mn>
          <mo>+</mo>
          <mn>44</mn>
          <mo>+</mo>
          <mn>35</mn>
          <mo>+</mo>
          <mn>28</mn>
          <mo>+</mo>
          <mn>50</mn>
          <mo>+</mo>
          <mn>51</mn>
        </mrow>
      </mtd>
    </mtr>
    <mtr>
      <mtd columnalign="right" style="text-align: right">
        <mtext mathvariant="normal">Edades conocidas</mtext>
      </mtd>
      <mtd columnalign="left" style="text-align: left">
        <mo>=</mo>
        <mspace width="2.0em"/>
        <mn>662</mn>
      </mtd>
    </mtr>
  </mtable>
</math>
</file>

<file path=Formula-10/content.xml><?xml version="1.0" encoding="utf-8"?>
<math xmlns="http://www.w3.org/1998/Math/MathML" display="block">
  <mtable>
    <mtr>
      <mtd columnalign="right" style="text-align: right">
        <mtext mathvariant="normal">Edades conocidas</mtext>
      </mtd>
      <mtd columnalign="left" style="text-align: left">
        <mo>=</mo>
        <mspace width="2.0em"/>
        <mrow>
          <mn>26</mn>
          <mo>+</mo>
          <mn>49</mn>
          <mo>+</mo>
          <mn>28</mn>
          <mo>+</mo>
          <mn>54</mn>
          <mo>+</mo>
          <mn>42</mn>
          <mo>+</mo>
          <mn>39</mn>
          <mo>+</mo>
          <mn>31</mn>
          <mo>+</mo>
          <mn>33</mn>
          <mo>+</mo>
          <mn>35</mn>
          <mo>+</mo>
          <mn>55</mn>
          <mo>+</mo>
          <mn>46</mn>
        </mrow>
      </mtd>
    </mtr>
    <mtr>
      <mtd columnalign="right" style="text-align: right">
        <mtext mathvariant="normal">Edades conocidas</mtext>
      </mtd>
      <mtd columnalign="left" style="text-align: left">
        <mo>=</mo>
        <mspace width="2.0em"/>
        <mn>438</mn>
      </mtd>
    </mtr>
  </mtable>
</math>
</file>

<file path=Formula-12/content.xml><?xml version="1.0" encoding="utf-8"?>
<math xmlns="http://www.w3.org/1998/Math/MathML" display="block">
  <mtable>
    <mtr>
      <mtd columnalign="right" style="text-align: right">
        <mtext mathvariant="normal">Edades todos</mtext>
      </mtd>
      <mtd columnalign="left" style="text-align: left">
        <mo>=</mo>
        <mspace width="2.0em"/>
        <mn>40</mn>
        <mo>×</mo>
        <mn>13</mn>
      </mtd>
    </mtr>
    <mtr>
      <mtd columnalign="right" style="text-align: right">
        <mtext mathvariant="normal">Edades todos</mtext>
      </mtd>
      <mtd columnalign="left" style="text-align: left">
        <mo>=</mo>
        <mspace width="2.0em"/>
        <mn>520</mn>
      </mtd>
    </mtr>
  </mtable>
</math>
</file>

<file path=Formula-14/content.xml><?xml version="1.0" encoding="utf-8"?>
<math xmlns="http://www.w3.org/1998/Math/MathML" display="block">
  <mtable>
    <mtr>
      <mtd columnalign="right" style="text-align: right">
        <mtext mathvariant="normal">Edades desconocidas</mtext>
      </mtd>
      <mtd columnalign="left" style="text-align: left">
        <mo>=</mo>
        <mspace width="2.0em"/>
        <mn>520</mn>
        <mo>−</mo>
        <mn>438</mn>
      </mtd>
    </mtr>
    <mtr>
      <mtd columnalign="right" style="text-align: right">
        <mtext mathvariant="normal">Edades desconocidas</mtext>
      </mtd>
      <mtd columnalign="left" style="text-align: left">
        <mo>=</mo>
        <mspace width="2.0em"/>
        <mn>82</mn>
      </mtd>
    </mtr>
  </mtable>
</math>
</file>

<file path=Formula-16/content.xml><?xml version="1.0" encoding="utf-8"?>
<math xmlns="http://www.w3.org/1998/Math/MathML" display="block">
  <mtable>
    <mtr>
      <mtd columnalign="right" style="text-align: right">
        <mtext mathvariant="normal">Edad desconocida</mtext>
      </mtd>
      <mtd columnalign="left" style="text-align: left">
        <mo>=</mo>
        <mspace width="2.0em"/>
        <mfrac>
          <mn>82</mn>
          <mn>2</mn>
        </mfrac>
      </mtd>
    </mtr>
    <mtr>
      <mtd columnalign="right" style="text-align: right">
        <mtext mathvariant="normal">Edad desconocida</mtext>
      </mtd>
      <mtd columnalign="left" style="text-align: left">
        <mo>=</mo>
        <mspace width="2.0em"/>
        <mn>41</mn>
      </mtd>
    </mtr>
  </mtable>
</math>
</file>

<file path=Formula-18/content.xml><?xml version="1.0" encoding="utf-8"?>
<math xmlns="http://www.w3.org/1998/Math/MathML" display="block">
  <mtable>
    <mtr>
      <mtd columnalign="right" style="text-align: right">
        <mtext mathvariant="normal">Edad de Violeta</mtext>
      </mtd>
      <mtd columnalign="left" style="text-align: left">
        <mo>=</mo>
        <mspace width="2.0em"/>
        <mn>41</mn>
      </mtd>
    </mtr>
    <mtr>
      <mtd columnalign="right" style="text-align: right">
        <mtext mathvariant="normal">Edad de Pedro</mtext>
      </mtd>
      <mtd columnalign="left" style="text-align: left">
        <mo>=</mo>
        <mspace width="2.0em"/>
        <mn>41</mn>
      </mtd>
    </mtr>
  </mtable>
</math>
</file>

<file path=Formula-2/content.xml><?xml version="1.0" encoding="utf-8"?>
<math xmlns="http://www.w3.org/1998/Math/MathML" display="block">
  <mtable>
    <mtr>
      <mtd columnalign="right" style="text-align: right">
        <mtext mathvariant="normal">Edades todos</mtext>
      </mtd>
      <mtd columnalign="left" style="text-align: left">
        <mo>=</mo>
        <mspace width="2.0em"/>
        <mn>42</mn>
        <mo>×</mo>
        <mn>18</mn>
      </mtd>
    </mtr>
    <mtr>
      <mtd columnalign="right" style="text-align: right">
        <mtext mathvariant="normal">Edades todos</mtext>
      </mtd>
      <mtd columnalign="left" style="text-align: left">
        <mo>=</mo>
        <mspace width="2.0em"/>
        <mn>756</mn>
      </mtd>
    </mtr>
  </mtable>
</math>
</file>

<file path=Formula-4/content.xml><?xml version="1.0" encoding="utf-8"?>
<math xmlns="http://www.w3.org/1998/Math/MathML" display="block">
  <mtable>
    <mtr>
      <mtd columnalign="right" style="text-align: right">
        <mtext mathvariant="normal">Edades desconocidas</mtext>
      </mtd>
      <mtd columnalign="left" style="text-align: left">
        <mo>=</mo>
        <mspace width="2.0em"/>
        <mn>756</mn>
        <mo>−</mo>
        <mn>662</mn>
      </mtd>
    </mtr>
    <mtr>
      <mtd columnalign="right" style="text-align: right">
        <mtext mathvariant="normal">Edades desconocidas</mtext>
      </mtd>
      <mtd columnalign="left" style="text-align: left">
        <mo>=</mo>
        <mspace width="2.0em"/>
        <mn>94</mn>
      </mtd>
    </mtr>
  </mtable>
</math>
</file>

<file path=Formula-6/content.xml><?xml version="1.0" encoding="utf-8"?>
<math xmlns="http://www.w3.org/1998/Math/MathML" display="block">
  <mtable>
    <mtr>
      <mtd columnalign="right" style="text-align: right">
        <mtext mathvariant="normal">Edad desconocida</mtext>
      </mtd>
      <mtd columnalign="left" style="text-align: left">
        <mo>=</mo>
        <mspace width="2.0em"/>
        <mfrac>
          <mn>94</mn>
          <mn>2</mn>
        </mfrac>
      </mtd>
    </mtr>
    <mtr>
      <mtd columnalign="right" style="text-align: right">
        <mtext mathvariant="normal">Edad desconocida</mtext>
      </mtd>
      <mtd columnalign="left" style="text-align: left">
        <mo>=</mo>
        <mspace width="2.0em"/>
        <mn>47</mn>
      </mtd>
    </mtr>
  </mtable>
</math>
</file>

<file path=Formula-8/content.xml><?xml version="1.0" encoding="utf-8"?>
<math xmlns="http://www.w3.org/1998/Math/MathML" display="block">
  <mtable>
    <mtr>
      <mtd columnalign="right" style="text-align: right">
        <mtext mathvariant="normal">Edad de Camila</mtext>
      </mtd>
      <mtd columnalign="left" style="text-align: left">
        <mo>=</mo>
        <mspace width="2.0em"/>
        <mn>47</mn>
      </mtd>
    </mtr>
    <mtr>
      <mtd columnalign="right" style="text-align: right">
        <mtext mathvariant="normal">Edad de Fernanda</mtext>
      </mtd>
      <mtd columnalign="left" style="text-align: left">
        <mo>=</mo>
        <mspace width="2.0em"/>
        <mn>47</mn>
      </mtd>
    </mtr>
  </mtable>
</math>
</file>